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7c270" officeooo:paragraph-rsid="0017c270" style:font-size-asian="15pt" style:font-size-complex="15pt"/>
    </style:style>
    <style:style style:name="P2" style:family="paragraph" style:parent-style-name="Standard">
      <style:text-properties officeooo:paragraph-rsid="0017c270"/>
    </style:style>
    <style:style style:name="P3" style:family="paragraph" style:parent-style-name="Standard">
      <style:text-properties fo:font-size="18pt" officeooo:rsid="0017c270" officeooo:paragraph-rsid="0017c270" style:font-size-asian="18pt" style:font-size-complex="18pt"/>
    </style:style>
    <style:style style:name="P4" style:family="paragraph" style:parent-style-name="Standard">
      <style:text-properties style:font-name="Kinnari" fo:font-size="18pt" officeooo:rsid="0019300a" officeooo:paragraph-rsid="0019300a" style:font-size-asian="18pt" style:font-size-complex="18pt"/>
    </style:style>
    <style:style style:name="P5" style:family="paragraph" style:parent-style-name="Standard">
      <style:text-properties style:font-name="Noto Sans CJK JP Bold" fo:font-size="20pt" officeooo:rsid="0019300a" officeooo:paragraph-rsid="0019300a" style:font-size-asian="20pt" style:font-size-complex="20pt"/>
    </style:style>
    <style:style style:name="P6" style:family="paragraph" style:parent-style-name="Standard">
      <style:text-properties fo:font-size="16pt" officeooo:rsid="001a1aa1" officeooo:paragraph-rsid="001a1aa1" style:font-size-asian="16pt" style:font-size-complex="16pt"/>
    </style:style>
    <style:style style:name="P7" style:family="paragraph" style:parent-style-name="Standard">
      <style:text-properties officeooo:paragraph-rsid="001a1aa1"/>
    </style:style>
    <style:style style:name="T1" style:family="text">
      <style:text-properties officeooo:rsid="0019300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1aa1"/>
    </style:style>
    <style:style style:name="T4" style:family="text">
      <style:text-properties fo:font-size="18pt" officeooo:rsid="001a1aa1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52"/>CHANDU .L Y</text:p>
      <text:p text:style-name="P4"><text:s text:c="53"/>ECE <text:s/>( CL2 )</text:p>
      <text:p text:style-name="P4"><text:s text:c="53"/>CMRU</text:p>
      <text:p text:style-name="P5"><text:s text:c="25"/><text:span text:style-name="T2"><text:s/>CLASS <text:s/>PROGRAM = 4</text:span></text:p>
      <text:p text:style-name="P5"><text:span text:style-name="T2"/></text:p>
      <text:p text:style-name="P3">P<text:span text:style-name="T1">ROGRAM </text:span><text:s/>1:</text:p>
      <text:p text:style-name="Standard"/>
      <text:p text:style-name="Standard">#program to play snake and ladder</text:p>
      <text:p text:style-name="Standard">import random</text:p>
      <text:p text:style-name="Standard">count=0</text:p>
      <text:p text:style-name="Standard"/>
      <text:p text:style-name="Standard">def myroll():</text:p>
      <text:p text:style-name="Standard"><text:tab/>return random.randint(1,6)</text:p>
      <text:p text:style-name="Standard"/>
      <text:p text:style-name="Standard">while(count&lt;=100):</text:p>
      <text:p text:style-name="Standard"><text:tab/>n=input("press r to roll a dice:")</text:p>
      <text:p text:style-name="Standard"><text:tab/>if(n=='r'):</text:p>
      <text:p text:style-name="Standard"><text:tab/><text:tab/>r=myroll()</text:p>
      <text:p text:style-name="Standard"><text:tab/><text:tab/>count=count+r</text:p>
      <text:p text:style-name="Standard"><text:tab/><text:tab/>print("u got",r)</text:p>
      <text:p text:style-name="Standard"><text:tab/><text:tab/>print("new position is",count)</text:p>
      <text:p text:style-name="Standard"/>
      <text:p text:style-name="Standard"><text:tab/><text:tab/>if(count==8):</text:p>
      <text:p text:style-name="Standard"><text:tab/><text:tab/><text:tab/>count=37</text:p>
      <text:p text:style-name="Standard"><text:tab/><text:tab/><text:tab/>print("i got a ladder")</text:p>
      <text:p text:style-name="Standard"><text:tab/><text:tab/>elif(count==11):</text:p>
      <text:p text:style-name="Standard"><text:tab/><text:tab/><text:tab/>count=2</text:p>
      <text:p text:style-name="Standard"><text:tab/><text:tab/><text:tab/>print("come down,bitten by snake")</text:p>
      <text:p text:style-name="Standard"><text:tab/><text:tab/>elif(count==13):</text:p>
      <text:p text:style-name="Standard"><text:tab/><text:tab/><text:tab/>count=34</text:p>
      <text:p text:style-name="Standard"><text:tab/><text:tab/><text:tab/>print("i got a ladder")</text:p>
      <text:p text:style-name="Standard"><text:tab/><text:tab/>elif(count==25):</text:p>
      <text:p text:style-name="Standard"><text:tab/><text:tab/><text:tab/>count=4</text:p>
      <text:p text:style-name="Standard"><text:tab/><text:tab/><text:tab/>print("come down,bitten by snake")</text:p>
      <text:p text:style-name="Standard"><text:tab/><text:tab/>elif(count==38):</text:p>
      <text:p text:style-name="Standard"><text:tab/><text:tab/><text:tab/>count=9</text:p>
      <text:p text:style-name="Standard"><text:tab/><text:tab/><text:tab/>print("come down,bitten by snake")</text:p>
      <text:p text:style-name="Standard"><text:tab/><text:tab/>elif(count==40):</text:p>
      <text:p text:style-name="Standard"><text:tab/><text:tab/><text:tab/>count=68</text:p>
      <text:p text:style-name="Standard"><text:tab/><text:tab/><text:tab/>print("i got a ladder")</text:p>
      <text:p text:style-name="Standard"><text:tab/><text:tab/>elif(count==52):</text:p>
      <text:p text:style-name="Standard"><text:tab/><text:tab/><text:tab/>count=81</text:p>
      <text:p text:style-name="Standard"><text:tab/><text:tab/><text:tab/>print("i got a ladder")</text:p>
      <text:p text:style-name="Standard"><text:tab/><text:tab/>elif(count==65):</text:p>
      <text:p text:style-name="Standard"><text:tab/><text:tab/><text:tab/>count=46</text:p>
      <text:p text:style-name="Standard"><text:tab/><text:tab/><text:tab/>print("come down,bitten by snake")</text:p>
      <text:p text:style-name="Standard"><text:tab/><text:tab/>elif(count==76):</text:p>
      <text:p text:style-name="Standard"><text:tab/><text:tab/><text:tab/>count=97</text:p>
      <text:p text:style-name="Standard"><text:tab/><text:tab/><text:tab/>print("i got a ladder")</text:p>
      <text:p text:style-name="Standard"><text:soft-page-break/><text:tab/><text:tab/>elif(count==89):</text:p>
      <text:p text:style-name="Standard"><text:tab/><text:tab/><text:tab/>count=70</text:p>
      <text:p text:style-name="Standard"><text:tab/><text:tab/><text:tab/>print("come down,bitten by snake")</text:p>
      <text:p text:style-name="Standard"><text:tab/><text:tab/>elif(count==93):</text:p>
      <text:p text:style-name="Standard"><text:tab/><text:tab/><text:tab/>count=64</text:p>
      <text:p text:style-name="Standard"><text:tab/><text:tab/><text:tab/>print("come down,bitten by snake")</text:p>
      <text:p text:style-name="Standard"><text:tab/><text:tab/>elif(count&gt;100):</text:p>
      <text:p text:style-name="Standard"><text:tab/><text:tab/><text:tab/>count=count-r</text:p>
      <text:p text:style-name="Standard"><text:tab/><text:tab/><text:tab/>print("greater then 100 is not accepted")</text:p>
      <text:p text:style-name="Standard"><text:tab/><text:tab/>elif(count==100):</text:p>
      <text:p text:style-name="Standard"><text:tab/><text:tab/><text:tab/>print("you won the game")</text:p>
      <text:p text:style-name="Standard"><text:tab/><text:tab/><text:tab/>break</text:p>
      <text:p text:style-name="Standard"><text:s/></text:p>
      <text:p text:style-name="P1">OUTPUT:</text:p>
      <text:p text:style-name="P1"/>
      <text:p text:style-name="P2">press r to roll a dice:r</text:p>
      <text:p text:style-name="P2">u got 1</text:p>
      <text:p text:style-name="P2">new position is 1</text:p>
      <text:p text:style-name="P2">press r to roll a dice:r</text:p>
      <text:p text:style-name="P2">u got 2</text:p>
      <text:p text:style-name="P2">new position is 3</text:p>
      <text:p text:style-name="P2">press r to roll a dice:r</text:p>
      <text:p text:style-name="P2">u got 5</text:p>
      <text:p text:style-name="P2">new position is 8</text:p>
      <text:p text:style-name="P2">i got a ladder</text:p>
      <text:p text:style-name="P2">press r to roll a dice:r</text:p>
      <text:p text:style-name="P2">u got 4</text:p>
      <text:p text:style-name="P2">new position is 41</text:p>
      <text:p text:style-name="P2">press r to roll a dice:r</text:p>
      <text:p text:style-name="P2">u got 6</text:p>
      <text:p text:style-name="P2">new position is 47</text:p>
      <text:p text:style-name="P2">press r to roll a dice:r</text:p>
      <text:p text:style-name="P2">u got 4</text:p>
      <text:p text:style-name="P2">new position is 51</text:p>
      <text:p text:style-name="P2">press r to roll a dice:r</text:p>
      <text:p text:style-name="P2">u got 3</text:p>
      <text:p text:style-name="P2">new position is 54</text:p>
      <text:p text:style-name="P2">press r to roll a dice:r</text:p>
      <text:p text:style-name="P2">u got 3</text:p>
      <text:p text:style-name="P2">new position is 57</text:p>
      <text:p text:style-name="P2">press r to roll a dice:r</text:p>
      <text:p text:style-name="P2">u got 3</text:p>
      <text:p text:style-name="P2">new position is 60</text:p>
      <text:p text:style-name="P2">press r to roll a dice:r</text:p>
      <text:p text:style-name="P2">u got 6</text:p>
      <text:p text:style-name="P2">new position is 66</text:p>
      <text:p text:style-name="P2">press r to roll a dice:r</text:p>
      <text:p text:style-name="P2">u got 5</text:p>
      <text:p text:style-name="P2">new position is 71</text:p>
      <text:p text:style-name="P2">press r to roll a dice:r</text:p>
      <text:p text:style-name="P2">u got 3</text:p>
      <text:p text:style-name="P2">new position is 74</text:p>
      <text:p text:style-name="P2">press r to roll a dice:r</text:p>
      <text:p text:style-name="P2">u got 5</text:p>
      <text:p text:style-name="P2">new position is 79</text:p>
      <text:p text:style-name="P2">press r to roll a dice:r</text:p>
      <text:p text:style-name="P2"><text:soft-page-break/>u got 2</text:p>
      <text:p text:style-name="P2">new position is 81</text:p>
      <text:p text:style-name="P2">press r to roll a dice:r</text:p>
      <text:p text:style-name="P2">u got 1</text:p>
      <text:p text:style-name="P2">new position is 82</text:p>
      <text:p text:style-name="P2">press r to roll a dice:r</text:p>
      <text:p text:style-name="P2">u got 6</text:p>
      <text:p text:style-name="P2">new position is 88</text:p>
      <text:p text:style-name="P2">press r to roll a dice:r</text:p>
      <text:p text:style-name="P2">u got 3</text:p>
      <text:p text:style-name="P2">new position is 91</text:p>
      <text:p text:style-name="P2">press r to roll a dice:r</text:p>
      <text:p text:style-name="P2">u got 5</text:p>
      <text:p text:style-name="P2">new position is 96</text:p>
      <text:p text:style-name="P2">press r to roll a dice:r</text:p>
      <text:p text:style-name="P2">u got 4</text:p>
      <text:p text:style-name="P2">new position is 100</text:p>
      <text:p text:style-name="P2">you won the game</text:p>
      <text:p text:style-name="P7"><text:a xlink:type="simple" xlink:href="mailto:cl204@soetcse" text:style-name="Internet_20_link" text:visited-style-name="Visited_20_Internet_20_Link">cl204@soetcse</text:a>:~/chandu$</text:p>
      <text:p text:style-name="P7"/>
      <text:p text:style-name="P7"/>
      <text:p text:style-name="P7"><text:span text:style-name="T4">PROGRAM <text:s/>2:</text:span></text:p>
      <text:p text:style-name="P7"><text:tab/><text:tab/><text:tab/></text:p>
      <text:p text:style-name="Standard">#use of dictionary</text:p>
      <text:p text:style-name="Standard">a={1:"hello",2:"how",3:"are","hi":"you"}</text:p>
      <text:p text:style-name="Standard">print(a)</text:p>
      <text:p text:style-name="Standard">print(a.keys())</text:p>
      <text:p text:style-name="Standard">print(a["hi"])</text:p>
      <text:p text:style-name="Standard"/>
      <text:p text:style-name="P6">OUTPUT:</text:p>
      <text:p text:style-name="P7"><text:tab/><text:tab/></text:p>
      <text:p text:style-name="P7">{1: 'hello', 2: 'how', 3: 'are', 'hi': 'you'}</text:p>
      <text:p text:style-name="Standard">dict_keys([1, 2, 3, 'hi'])</text:p>
      <text:p text:style-name="Standard">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9:34:41.844212472</meta:creation-date>
    <dc:date>2018-09-28T10:18:49.572725517</dc:date>
    <meta:editing-duration>PT29M2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3" meta:paragraph-count="130" meta:word-count="402" meta:character-count="2455" meta:non-whitespace-character-count="1871"/>
  </office:meta>
</office:document-meta>
</file>